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layer="layout" svg:width="15.5cm" svg:height="1.673cm" svg:x="4cm" svg:y="5.5cm">
          <draw:text-box>
            <text:p>Page 1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layer="layout" svg:width="7.5cm" svg:height="0.962cm" svg:x="8cm" svg:y="5.5cm">
          <draw:text-box>
            <text:p>Page 2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1" draw:layer="layout" svg:width="5cm" svg:height="0.962cm" svg:x="8cm" svg:y="4.5cm">
          <draw:text-box>
            <text:p>Page 3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éro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10T14:04:32</meta:creation-date>
    <meta:editing-duration>PT00H02M43S</meta:editing-duration>
    <meta:editing-cycles>2</meta:editing-cycles>
    <dc:date>2010-06-10T14:07:07</dc:date>
    <meta:document-statistic meta:object-count="30"/>
    <meta:generator>OpenOffice.org/3.1$Linux OpenOffice.org_project/310m19$Build-9420</meta:generator>
  </office:meta>
</office:document-meta>
</file>